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AndSuffixAwareToken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ndSuffixAwareTokenFilter.updateSuffixToken( Token suffixToken , Token lastInput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ndSuffixAwareTokenFilter.next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AndSuffixAwareTokenFilter.PrefixAndSuffixAwareTokenFilter( TokenStream prefix , TokenStream input , TokenStream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fixAndSuffixAwareTokenFilter.updateInputToken( Token inputToken , Token lastPrefix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fixAndSuffixAwareTokenFil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